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>
          <table:table-cell table:style-name="ce3" office:value-type="date" office:date-value="2023-04-11T23:34:00" calcext:value-type="date">
            <text:p>04/11/23 11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2.7560006232299" calcext:value-type="float">
            <text:p>-12.75600</text:p>
          </table:table-cell>
          <table:table-cell office:value-type="float" office:value="124664.55" calcext:value-type="float">
            <text:p>124664.55</text:p>
          </table:table-cell>
          <table:table-cell table:formula="of:=[.J88]/60" office:value-type="float" office:value="2077.7425" calcext:value-type="float">
            <text:p>2077.74</text:p>
          </table:table-cell>
          <table:table-cell table:formula="of:=[.J88]/3600" office:value-type="float" office:value="34.6290416666667" calcext:value-type="float">
            <text:p>34.63</text:p>
          </table:table-cell>
          <table:table-cell table:formula="of:=ABS((-18-[.I88])/-18)" office:value-type="float" office:value="0.291333298709448" calcext:value-type="float">
            <text:p>0.2913</text:p>
          </table:table-cell>
          <table:table-cell table:style-name="ce33" table:formula="of:=8*[.M88]+[.L88]" office:value-type="float" office:value="36.9597080563423" calcext:value-type="float">
            <text:p>36.9597</text:p>
          </table:table-cell>
          <table:table-cell table:number-columns-repeated="2"/>
          <table:table-cell office:value-type="string" calcext:value-type="string">
            <text:p>guadalupe noise model, needs more iterations to handle noise</text:p>
          </table:table-cell>
        </table:table-row>
        <table:table-row table:style-name="ro1">
          <table:table-cell table:style-name="ce3" office:value-type="date" office:date-value="2023-04-12T03:01:00" calcext:value-type="date">
            <text:p>04/12/23 03:01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125" calcext:value-type="float">
            <text:p>-16.47125</text:p>
          </table:table-cell>
          <table:table-cell office:value-type="float" office:value="56343.32" calcext:value-type="float">
            <text:p>56343.32</text:p>
          </table:table-cell>
          <table:table-cell table:formula="of:=[.J89]/60" office:value-type="float" office:value="939.055333333333" calcext:value-type="float">
            <text:p>939.06</text:p>
          </table:table-cell>
          <table:table-cell table:formula="of:=[.J89]/3600" office:value-type="float" office:value="15.6509222222222" calcext:value-type="float">
            <text:p>15.65</text:p>
          </table:table-cell>
          <table:table-cell table:formula="of:=ABS((-18-[.I89])/-18)" office:value-type="float" office:value="0.0849305555555553" calcext:value-type="float">
            <text:p>0.0849</text:p>
          </table:table-cell>
          <table:table-cell table:style-name="ce34" table:formula="of:=8*[.M89]+[.L89]" office:value-type="float" office:value="16.3303666666667" calcext:value-type="float">
            <text:p>16.3304</text:p>
          </table:table-cell>
          <table:table-cell office:value-type="string" calcext:value-type="string">
            <text:p>cgqqats42474d0hvqdn0</text:p>
          </table:table-cell>
          <table:table-cell/>
          <table:table-cell office:value-type="string" calcext:value-type="string">
            <text:p>guadalupe noise model, exception after iteration 41</text:p>
          </table:table-cell>
        </table:table-row>
        <table:table-row table:style-name="ro1">
          <table:table-cell table:style-name="ce3" office:value-type="date" office:date-value="2023-04-12T08:02:00" calcext:value-type="date">
            <text:p>04/12/23 08:0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58333333333" calcext:value-type="float">
            <text:p>-16.47583</text:p>
          </table:table-cell>
          <table:table-cell office:value-type="float" office:value="72306.12" calcext:value-type="float">
            <text:p>72306.12</text:p>
          </table:table-cell>
          <table:table-cell table:formula="of:=[.J90]/60" office:value-type="float" office:value="1205.102" calcext:value-type="float">
            <text:p>1205.10</text:p>
          </table:table-cell>
          <table:table-cell table:formula="of:=[.J90]/3600" office:value-type="float" office:value="20.0850333333333" calcext:value-type="float">
            <text:p>20.09</text:p>
          </table:table-cell>
          <table:table-cell table:formula="of:=ABS((-18-[.I90])/-18)" office:value-type="float" office:value="0.0846759259259253" calcext:value-type="float">
            <text:p>0.0847</text:p>
          </table:table-cell>
          <table:table-cell table:style-name="ce37" table:formula="of:=8*[.M90]+[.L90]" office:value-type="float" office:value="20.7624407407407" calcext:value-type="float">
            <text:p>20.7624</text:p>
          </table:table-cell>
          <table:table-cell office:value-type="string" calcext:value-type="string">
            <text:p>cgqqrgc5firqikfnuki0</text:p>
          </table:table-cell>
          <table:table-cell/>
          <table:table-cell office:value-type="string" calcext:value-type="string">
            <text:p>guadalupe noise model, exception after iteration 50</text:p>
          </table:table-cell>
        </table:table-row>
        <table:table-row table:style-name="ro1">
          <table:table-cell table:style-name="ce3" office:value-type="date" office:date-value="2023-04-12T19:01:00" calcext:value-type="date">
            <text:p>04/12/23 07:01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VQ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4.684741654919" calcext:value-type="float">
            <text:p>-14.68474</text:p>
          </table:table-cell>
          <table:table-cell office:value-type="float" office:value="17078.45" calcext:value-type="float">
            <text:p>17078.45</text:p>
          </table:table-cell>
          <table:table-cell table:formula="of:=[.J91]/60" office:value-type="float" office:value="284.640833333333" calcext:value-type="float">
            <text:p>284.64</text:p>
          </table:table-cell>
          <table:table-cell table:formula="of:=[.J91]/3600" office:value-type="float" office:value="4.74401388888889" calcext:value-type="float">
            <text:p>4.74</text:p>
          </table:table-cell>
          <table:table-cell table:formula="of:=ABS((-18-[.I91])/-18)" office:value-type="float" office:value="0.184181019171167" calcext:value-type="float">
            <text:p>0.1842</text:p>
          </table:table-cell>
          <table:table-cell table:style-name="ce39" table:formula="of:=8*[.M91]+[.L91]" office:value-type="float" office:value="6.21746204225822" calcext:value-type="float">
            <text:p>6.2175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23:56:00" calcext:value-type="date">
            <text:p>04/12/23 11:56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862808807" calcext:value-type="float">
            <text:p>-17.99999</text:p>
          </table:table-cell>
          <table:table-cell office:value-type="float" office:value="2990.45" calcext:value-type="float">
            <text:p>2990.45</text:p>
          </table:table-cell>
          <table:table-cell table:formula="of:=[.J92]/60" office:value-type="float" office:value="49.8408333333333" calcext:value-type="float">
            <text:p>49.84</text:p>
          </table:table-cell>
          <table:table-cell table:formula="of:=[.J92]/3600" office:value-type="float" office:value="0.830680555555556" calcext:value-type="float">
            <text:p>0.83</text:p>
          </table:table-cell>
          <table:table-cell table:formula="of:=ABS((-18-[.I92])/-18)" office:value-type="float" office:value="0.00000076217329257765" calcext:value-type="float">
            <text:p>0.0000</text:p>
          </table:table-cell>
          <table:table-cell table:style-name="ce40" table:formula="of:=8*[.M92]+[.L92]" office:value-type="float" office:value="0.830686652941896" calcext:value-type="float">
            <text:p>0.83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09:00" calcext:value-type="date">
            <text:p>04/13/23 12:09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5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2067301161" calcext:value-type="float">
            <text:p>-17.99921</text:p>
          </table:table-cell>
          <table:table-cell office:value-type="float" office:value="182.41" calcext:value-type="float">
            <text:p>182.41</text:p>
          </table:table-cell>
          <table:table-cell table:formula="of:=[.J93]/60" office:value-type="float" office:value="3.04016666666667" calcext:value-type="float">
            <text:p>3.04</text:p>
          </table:table-cell>
          <table:table-cell table:formula="of:=[.J93]/3600" office:value-type="float" office:value="0.0506694444444444" calcext:value-type="float">
            <text:p>0.05</text:p>
          </table:table-cell>
          <table:table-cell table:formula="of:=ABS((-18-[.I93])/-18)" office:value-type="float" office:value="0.000044070549103381" calcext:value-type="float">
            <text:p>0.0000</text:p>
          </table:table-cell>
          <table:table-cell table:style-name="ce41" table:formula="of:=8*[.M93]+[.L93]" office:value-type="float" office:value="0.0510220088372715" calcext:value-type="float">
            <text:p>0.0510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24:00" calcext:value-type="date">
            <text:p>04/13/23 12:24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7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777994369246" calcext:value-type="float">
            <text:p>-17.97780</text:p>
          </table:table-cell>
          <table:table-cell office:value-type="float" office:value="218.94" calcext:value-type="float">
            <text:p>218.94</text:p>
          </table:table-cell>
          <table:table-cell table:formula="of:=[.J94]/60" office:value-type="float" office:value="3.649" calcext:value-type="float">
            <text:p>3.65</text:p>
          </table:table-cell>
          <table:table-cell table:formula="of:=[.J94]/3600" office:value-type="float" office:value="0.0608166666666667" calcext:value-type="float">
            <text:p>0.06</text:p>
          </table:table-cell>
          <table:table-cell table:formula="of:=ABS((-18-[.I94])/-18)" office:value-type="float" office:value="0.00123336461529829" calcext:value-type="float">
            <text:p>0.0012</text:p>
          </table:table-cell>
          <table:table-cell table:style-name="ce42" table:formula="of:=8*[.M94]+[.L94]" office:value-type="float" office:value="0.070683583589053" calcext:value-type="float">
            <text:p>0.07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43:00" calcext:value-type="date">
            <text:p>04/13/23 12:43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9732" calcext:value-type="float">
            <text:p>-18.00000</text:p>
          </table:table-cell>
          <table:table-cell office:value-type="float" office:value="227.55" calcext:value-type="float">
            <text:p>227.55</text:p>
          </table:table-cell>
          <table:table-cell table:formula="of:=[.J95]/60" office:value-type="float" office:value="3.7925" calcext:value-type="float">
            <text:p>3.79</text:p>
          </table:table-cell>
          <table:table-cell table:formula="of:=[.J95]/3600" office:value-type="float" office:value="0.0632083333333333" calcext:value-type="float">
            <text:p>0.06</text:p>
          </table:table-cell>
          <table:table-cell table:formula="of:=ABS((-18-[.I95])/-18)" office:value-type="float" office:value="0.00000014888888897089" calcext:value-type="float">
            <text:p>0.0000</text:p>
          </table:table-cell>
          <table:table-cell table:style-name="ce43" table:formula="of:=8*[.M95]+[.L95]" office:value-type="float" office:value="0.0632095244444451" calcext:value-type="float">
            <text:p>0.063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1:06:00" calcext:value-type="date">
            <text:p>04/13/23 01:06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ol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7.999957002049" calcext:value-type="float">
            <text:p>-17.99996</text:p>
          </table:table-cell>
          <table:table-cell office:value-type="float" office:value="163.03" calcext:value-type="float">
            <text:p>163.03</text:p>
          </table:table-cell>
          <table:table-cell table:formula="of:=[.J96]/60" office:value-type="float" office:value="2.71716666666667" calcext:value-type="float">
            <text:p>2.72</text:p>
          </table:table-cell>
          <table:table-cell table:formula="of:=[.J96]/3600" office:value-type="float" office:value="0.0452861111111111" calcext:value-type="float">
            <text:p>0.05</text:p>
          </table:table-cell>
          <table:table-cell table:formula="of:=ABS((-18-[.I96])/-18)" office:value-type="float" office:value="0.00000238877505489812" calcext:value-type="float">
            <text:p>0.0000</text:p>
          </table:table-cell>
          <table:table-cell table:style-name="ce44" table:formula="of:=8*[.M96]+[.L96]" office:value-type="float" office:value="0.0453052213115503" calcext:value-type="float">
            <text:p>0.045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18:31:00" calcext:value-type="date">
            <text:p>04/12/23 06:31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-12.4396451291837" calcext:value-type="float">
            <text:p>-12.43965</text:p>
          </table:table-cell>
          <table:table-cell office:value-type="float" office:value="515702.89" calcext:value-type="float">
            <text:p>515702.89</text:p>
          </table:table-cell>
          <table:table-cell table:formula="of:=[.J97]/60" office:value-type="float" office:value="8595.04816666667" calcext:value-type="float">
            <text:p>8595.05</text:p>
          </table:table-cell>
          <table:table-cell table:formula="of:=[.J97]/3600" office:value-type="float" office:value="143.250802777778" calcext:value-type="float">
            <text:p>143.25</text:p>
          </table:table-cell>
          <table:table-cell table:formula="of:=ABS((-18-[.I97])/-18)" office:value-type="float" office:value="0.308908603934239" calcext:value-type="float">
            <text:p>0.3089</text:p>
          </table:table-cell>
          <table:table-cell table:style-name="ce51" table:formula="of:=8*[.M97]+[.L97]" office:value-type="float" office:value="145.722071609252" calcext:value-type="float">
            <text:p>145.7221</text:p>
          </table:table-cell>
          <table:table-cell table:number-columns-repeated="2"/>
          <table:table-cell office:value-type="string" calcext:value-type="string">
            <text:p>aria noise model, exceptions after iteration 1 gate 100</text:p>
          </table:table-cell>
        </table:table-row>
        <table:table-row table:style-name="ro1">
          <table:table-cell table:style-name="ce3" office:value-type="date" office:date-value="2023-04-13T09:38:00" calcext:value-type="date">
            <text:p>04/13/23 09:38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6.85193344542387" calcext:value-type="float">
            <text:p>6.85193</text:p>
          </table:table-cell>
          <table:table-cell office:value-type="float" office:value="29612.22" calcext:value-type="float">
            <text:p>29612.22</text:p>
          </table:table-cell>
          <table:table-cell table:formula="of:=[.J98]/60" office:value-type="float" office:value="493.537" calcext:value-type="float">
            <text:p>493.54</text:p>
          </table:table-cell>
          <table:table-cell table:formula="of:=[.J98]/3600" office:value-type="float" office:value="8.22561666666667" calcext:value-type="float">
            <text:p>8.23</text:p>
          </table:table-cell>
          <table:table-cell table:formula="of:=ABS((-18-[.I98])/-18)" office:value-type="float" office:value="1.38066296919021" calcext:value-type="float">
            <text:p>1.3807</text:p>
          </table:table-cell>
          <table:table-cell table:style-name="ce52" table:formula="of:=8*[.M98]+[.L98]" office:value-type="float" office:value="19.2709204201884" calcext:value-type="float">
            <text:p>19.2709</text:p>
          </table:table-cell>
          <table:table-cell table:number-columns-repeated="2"/>
          <table:table-cell office:value-type="string" calcext:value-type="string">
            <text:p>Manually killed after only 3 gates!</text:p>
          </table:table-cell>
        </table:table-row>
        <table:table-row table:style-name="ro1">
          <table:table-cell table:style-name="ce3" office:value-type="date" office:date-value="2023-04-13T09:42:00" calcext:value-type="date">
            <text:p>04/13/23 09:42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0.3203125" calcext:value-type="float">
            <text:p>0.32031</text:p>
          </table:table-cell>
          <table:table-cell office:value-type="float" office:value="29760.55" calcext:value-type="float">
            <text:p>29760.55</text:p>
          </table:table-cell>
          <table:table-cell table:formula="of:=[.J99]/60" office:value-type="float" office:value="496.009166666667" calcext:value-type="float">
            <text:p>496.01</text:p>
          </table:table-cell>
          <table:table-cell table:formula="of:=[.J99]/3600" office:value-type="float" office:value="8.26681944444444" calcext:value-type="float">
            <text:p>8.27</text:p>
          </table:table-cell>
          <table:table-cell table:formula="of:=ABS((-18-[.I99])/-18)" office:value-type="float" office:value="1.01779513888889" calcext:value-type="float">
            <text:p>1.0178</text:p>
          </table:table-cell>
          <table:table-cell table:style-name="ce53" table:formula="of:=8*[.M99]+[.L99]" office:value-type="float" office:value="16.4091805555556" calcext:value-type="float">
            <text:p>16.4092</text:p>
          </table:table-cell>
          <table:table-cell table:number-columns-repeated="2"/>
          <table:table-cell office:value-type="string" calcext:value-type="string">
            <text:p>Manually killed after only 10 gates (40 iterations)!</text:p>
          </table:table-cell>
        </table:table-row>
        <table:table-row table:style-name="ro1">
          <table:table-cell table:style-name="ce3" office:value-type="date" office:date-value="2023-04-13T14:32:00" calcext:value-type="date">
            <text:p>04/13/23 02:32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203125" calcext:value-type="float">
            <text:p>-14.82031</text:p>
          </table:table-cell>
          <table:table-cell office:value-type="float" office:value="47554.05" calcext:value-type="float">
            <text:p>47554.05</text:p>
          </table:table-cell>
          <table:table-cell table:formula="of:=[.J100]/60" office:value-type="float" office:value="792.5675" calcext:value-type="float">
            <text:p>792.57</text:p>
          </table:table-cell>
          <table:table-cell table:formula="of:=[.J100]/3600" office:value-type="float" office:value="13.2094583333333" calcext:value-type="float">
            <text:p>13.21</text:p>
          </table:table-cell>
          <table:table-cell table:formula="of:=ABS((-18-[.I100])/-18)" office:value-type="float" office:value="0.176649305555556" calcext:value-type="float">
            <text:p>0.1766</text:p>
          </table:table-cell>
          <table:table-cell table:style-name="ce57" table:formula="of:=8*[.M100]+[.L100]" office:value-type="float" office:value="14.6226527777778" calcext:value-type="float">
            <text:p>14.6227</text:p>
          </table:table-cell>
          <table:table-cell table:number-columns-repeated="2"/>
          <table:table-cell office:value-type="string" calcext:value-type="string">
            <text:p>Doh! Got stuck around -14</text:p>
          </table:table-cell>
        </table:table-row>
        <table:table-row table:style-name="ro1" table:number-rows-repeated="1048475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3T15:45:27.447152948</dc:date>
    <meta:editing-duration>P5DT10H59M11S</meta:editing-duration>
    <meta:editing-cycles>96</meta:editing-cycles>
    <meta:generator>LibreOffice/7.5.1.2$MacOSX_X86_64 LibreOffice_project/fcbaee479e84c6cd81291587d2ee68cba099e129</meta:generator>
    <meta:document-statistic meta:table-count="1" meta:cell-count="1252" meta:object-count="0"/>
  </office:meta>
</office:document-meta>
</file>